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f6cf5" officeooo:paragraph-rsid="000f6cf5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该文档提供在centos/redhat 8以及以上版本制作本地yum源方法</text:p>
      <text:p text:style-name="P1"/>
      <text:p text:style-name="P1">＃挂载镜像</text:p>
      <text:p text:style-name="P1">mount <text:span text:style-name="T1">dev</text:span>sr0 <text:span text:style-name="T1">/mnt</text:span></text:p>
      <text:p text:style-name="P1"><text:span text:style-name="T1"/></text:p>
      <text:p text:style-name="P1"><text:span text:style-name="T1">#编写配置文件</text:span></text:p>
      <text:p text:style-name="P1"><text:span text:style-name="T1">＃先把自带的文件清空掉，不然会影响</text:span></text:p>
      <text:p text:style-name="P1"><text:span text:style-name="T1">cd etcyum.repos.d/ &amp;&amp; rm -f ./*</text:span></text:p>
      <text:p text:style-name="P1"><text:span text:style-name="T1"/></text:p>
      <text:p text:style-name="P1"><text:span text:style-name="T1">#创建local.repo</text:span></text:p>
      <text:p text:style-name="P1"><text:span text:style-name="T1">vi local.repo</text:span></text:p>
      <text:p text:style-name="P1"><text:span text:style-name="T1">[BaseOS]</text:span></text:p>
      <text:p text:style-name="P1"><text:span text:style-name="T1">name=BaseOS</text:span></text:p>
      <text:p text:style-name="P1"><text:span text:style-name="T1">baseurl=file:///mnt/BaseOS</text:span></text:p>
      <text:p text:style-name="P1"><text:span text:style-name="T1">gpgcheck=0</text:span></text:p>
      <text:p text:style-name="P1"><text:span text:style-name="T1">gpgkey=file:///etc/pki/rpm-gpg/RPM-GPG-KEY-redhat-release</text:span></text:p>
      <text:p text:style-name="P1"><text:span text:style-name="T1">enabled=1</text:span></text:p>
      <text:p text:style-name="P1"><text:span text:style-name="T1"/></text:p>
      <text:p text:style-name="P1"><text:span text:style-name="T1">[AppStream]</text:span></text:p>
      <text:p text:style-name="P1"><text:span text:style-name="T1">name=AppStream</text:span></text:p>
      <text:p text:style-name="P1"><text:span text:style-name="T1">baseurl=file:///mnt/AppStream</text:span></text:p>
      <text:p text:style-name="P1"><text:span text:style-name="T1">enabled=1</text:span></text:p>
      <text:p text:style-name="P1"><text:span text:style-name="T1">gpgcheck=0</text:span></text:p>
      <text:p text:style-name="P1"><text:span text:style-name="T1">gpgkey=</text:span><text:a xlink:type="simple" xlink:href="../../../../etc/pki/rpm-gpg/RPM-GPG-KEY-redhat-beta" text:style-name="Internet_20_link" text:visited-style-name="Visited_20_Internet_20_Link"><text:span text:style-name="T1">file:///etc/pki/rpm-gpg/RPM-GPG-KEY-redhat-beta</text:span></text:a></text:p>
      <text:p text:style-name="P1"><text:span text:style-name="T1"/></text:p>
      <text:p text:style-name="P1"><text:span text:style-name="T1">:wq</text:span></text:p>
      <text:p text:style-name="P1"><text:span text:style-name="T1">保存退出</text:span></text:p>
      <text:p text:style-name="P1"><text:span text:style-name="T1">＃　刷新</text:span></text:p>
      <text:p text:style-name="P1"><text:span text:style-name="T1">yum repolist </text:span></text:p>
      <text:p text:style-name="P1"><text:span text:style-name="T1"/></text:p>
      <text:p text:style-name="P1"><text:span text:style-name="T1">PS:与之前版本相比,新增一行:gpgkey=</text:span><text:a xlink:type="simple" xlink:href="../../../../etc/pki/rpm-gpg/RPM-GPG-KEY-redhat-beta" text:style-name="Internet_20_link" text:visited-style-name="Visited_20_Internet_20_Link"><text:span text:style-name="T1">file:///etc/pki/rpm-gpg/RPM-GPG-KEY-redhat-bet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42:57.935396568</meta:creation-date>
    <dc:date>2020-05-15T14:15:36.815120384</dc:date>
    <meta:editing-duration>PT9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02" meta:character-count="482" meta:non-whitespace-character-count="470"/>
  </office:meta>
</office:document-meta>
</file>